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B90000012114EB4B77.png" manifest:media-type="image/png"/>
  <manifest:file-entry manifest:full-path="Pictures/100000010000041D000001DBC942A7B3.png" manifest:media-type="image/png"/>
  <manifest:file-entry manifest:full-path="Pictures/10001EB70000819B00003A65E3238843.svg" manifest:media-type="image/svg+xml"/>
  <manifest:file-entry manifest:full-path="Pictures/10000000000008A80000067E94903FC7.jpg" manifest:media-type="image/jpeg"/>
  <manifest:file-entry manifest:full-path="Pictures/10000001000001090000006F2D4EEE34.png" manifest:media-type="image/png"/>
  <manifest:file-entry manifest:full-path="Pictures/100048B800001B6E00000B78D6AD0773.wmf" manifest:media-type="image/x-wmf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pitch="fixed"/>
    <style:font-face style:name="Liberation Mono2" svg:font-family="'Liberation Mono'" style:font-family-generic="modern" style:font-pitch="fixed"/>
    <style:font-face style:name="Liberation Sans" svg:font-family="'Liberation Sans'" style:font-adornments="Regular" style:font-family-generic="swiss"/>
    <style:font-face style:name="Liberation Sans1" svg:font-family="'Liberation Sans'" style:font-family-generic="swiss"/>
    <style:font-face style:name="Liberation Sans2" svg:font-family="'Liberation Sans'" style:font-family-generic="roman" style:font-pitch="variable"/>
    <style:font-face style:name="Liberation Sans3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1_5f_1">
      <style:graphic-properties draw:stroke="none" draw:fill-color="#b37509" draw:opacity="100%" draw:textarea-horizontal-align="justify" draw:textarea-vertical-align="middle" draw:auto-grow-height="false" fo:min-height="1.368cm" fo:min-width="1.118cm" draw:shadow-opacity="100%" style:writing-mode="lr-tb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left" draw:textarea-vertical-align="top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pr1" style:family="presentation" style:parent-style-name="master1_5f_-title" style:list-style-name="L1">
      <style:graphic-properties fo:min-height="3.477cm" loext:decorative="false"/>
      <style:paragraph-properties style:writing-mode="lr-tb"/>
    </style:style>
    <style:style style:name="pr2" style:family="presentation" style:parent-style-name="master1_5f_-notes">
      <style:graphic-properties draw:fill-color="#ffffff" fo:min-height="14.431cm" loext:decorative="false"/>
      <style:paragraph-properties style:writing-mode="lr-tb"/>
    </style:style>
    <style:style style:name="pr3" style:family="presentation" style:parent-style-name="master-title">
      <style:graphic-properties draw:auto-grow-height="true" fo:min-height="1.741cm" loext:decorative="false"/>
      <style:paragraph-properties style:writing-mode="lr-tb"/>
    </style:style>
    <style:style style:name="pr4" style:family="presentation" style:parent-style-name="master-outline1">
      <style:graphic-properties loext:decorative="false"/>
      <style:paragraph-properties style:writing-mode="lr-tb"/>
    </style:style>
    <style:style style:name="pr5" style:family="presentation" style:parent-style-name="master-notes">
      <style:graphic-properties draw:fill-color="#ffffff" draw:auto-grow-height="true" fo:min-height="13.364cm" loext:decorative="false"/>
      <style:paragraph-properties style:writing-mode="lr-tb"/>
    </style:style>
    <style:style style:name="pr6" style:family="presentation" style:parent-style-name="master-title">
      <style:graphic-properties fo:min-height="1.741cm" loext:decorative="false"/>
      <style:paragraph-properties style:writing-mode="lr-tb"/>
    </style:style>
    <style:style style:name="pr7" style:family="presentation" style:parent-style-name="master-outline1">
      <style:graphic-properties fo:min-height="14.15cm" loext:decorative="false"/>
      <style:paragraph-properties style:writing-mode="lr-tb"/>
    </style:style>
    <style:style style:name="pr8" style:family="presentation" style:parent-style-name="master-notes">
      <style:graphic-properties draw:fill-color="#ffffff" fo:min-height="13.364cm" loext:decorative="false"/>
      <style:paragraph-properties style:writing-mode="lr-tb"/>
    </style:style>
    <style:style style:name="pr9" style:family="presentation" style:parent-style-name="master-notes">
      <style:graphic-properties fo:min-height="13.123cm" loext:decorative="false"/>
      <style:paragraph-properties style:writing-mode="lr-tb"/>
    </style:style>
    <style:style style:name="pr10" style:family="presentation" style:parent-style-name="master-outline1" style:list-style-name="L4">
      <style:graphic-properties fo:min-height="14.15cm" loext:decorative="false"/>
      <style:paragraph-properties style:writing-mode="lr-tb"/>
    </style:style>
    <style:style style:name="pr11" style:family="presentation" style:parent-style-name="master-notes">
      <style:graphic-properties fo:min-height="14.087cm" loext:decorative="false"/>
      <style:paragraph-properties style:writing-mode="lr-tb"/>
    </style:style>
    <style:style style:name="pr12" style:family="presentation" style:parent-style-name="master-outline1" style:list-style-name="L7">
      <style:graphic-properties loext:decorative="false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color="#ffffff" loext:opacity="100%" style:font-name="Liberation Sans3" fo:language="ru" fo:country="RU"/>
    </style:style>
    <style:style style:name="P3" style:family="paragraph">
      <style:paragraph-properties fo:text-align="center" style:writing-mode="lr-tb"/>
      <style:text-properties fo:color="#ffffff" loext:opacity="100%" fo:font-size="36pt" fo:language="ru" fo:country="RU" style:font-size-asian="36pt" style:font-size-complex="36pt"/>
    </style:style>
    <style:style style:name="P4" style:family="paragraph">
      <loext:graphic-properties draw:fill-color="#b37509" draw:opacity="100%"/>
      <style:paragraph-properties fo:text-align="center" style:writing-mode="lr-tb"/>
      <style:text-properties fo:color="#ffffff" loext:opacity="100%" fo:font-size="36pt" fo:language="ru" fo:country="RU" style:font-size-asian="36pt" style:font-size-complex="36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loext:graphic-properties draw:fill-color="#ffffff"/>
      <style:paragraph-properties fo:margin-left="0cm" fo:margin-right="0cm" fo:text-indent="0cm"/>
      <style:text-properties fo:color="#c5000b" loext:opacity="100%" fo:font-size="20pt" fo:language="ru" fo:country="RU"/>
    </style:style>
    <style:style style:name="P8" style:family="paragraph">
      <style:paragraph-properties fo:margin-top="0cm" fo:margin-bottom="0.4cm"/>
    </style:style>
    <style:style style:name="P9" style:family="paragraph">
      <loext:graphic-properties draw:fill-color="#ffffff"/>
    </style:style>
    <style:style style:name="P10" style:family="paragraph">
      <style:paragraph-properties fo:margin-top="0.4cm" fo:margin-bottom="0.4cm"/>
    </style:style>
    <style:style style:name="P11" style:family="paragraph">
      <style:paragraph-properties fo:margin-top="0cm" fo:margin-bottom="0.5cm"/>
    </style:style>
    <style:style style:name="P12" style:family="paragraph">
      <style:paragraph-properties fo:margin-top="0cm" fo:margin-bottom="0.203cm"/>
    </style:style>
    <style:style style:name="P13" style:family="paragraph">
      <style:paragraph-properties fo:margin-left="0cm" fo:margin-right="0cm" fo:margin-top="0cm" fo:margin-bottom="0.203cm" fo:text-indent="0cm"/>
    </style:style>
    <style:style style:name="P14" style:family="paragraph">
      <style:text-properties fo:font-size="14pt"/>
    </style:style>
    <style:style style:name="P15" style:family="paragraph">
      <style:paragraph-properties fo:margin-top="0cm" fo:margin-bottom="0.2cm"/>
    </style:style>
    <style:style style:name="P16" style:family="paragraph">
      <style:paragraph-properties fo:margin-top="0cm" fo:margin-bottom="0.2cm" loext:tab-stop-distance="0cm">
        <style:tab-stops>
          <style:tab-stop style:position="10.007cm"/>
        </style:tab-stops>
      </style:paragraph-properties>
    </style:style>
    <style:style style:name="P17" style:family="paragraph">
      <style:paragraph-properties fo:margin-left="0cm" fo:margin-right="0cm" fo:margin-top="0cm" fo:margin-bottom="0.254cm" fo:text-indent="0cm"/>
    </style:style>
    <style:style style:name="P18" style:family="paragraph">
      <loext:graphic-properties draw:fill-color="#ffffff"/>
      <style:text-properties fo:font-size="14pt"/>
    </style:style>
    <style:style style:name="P19" style:family="paragraph">
      <loext:graphic-properties draw:fill="none"/>
      <style:paragraph-properties fo:text-align="start"/>
      <style:text-properties style:font-name="Liberation Mono2" fo:font-size="18pt"/>
    </style:style>
    <style:style style:name="P20" style:family="paragraph">
      <loext:graphic-properties draw:fill-color="#ffffff"/>
      <style:text-properties fo:font-size="20pt"/>
    </style:style>
    <style:style style:name="P21" style:family="paragraph">
      <style:paragraph-properties fo:margin-top="0cm" fo:margin-bottom="0.2cm"/>
      <style:text-properties fo:hyphenate="false" loext:hyphenation-no-caps="false"/>
    </style:style>
    <style:style style:name="P22" style:family="paragraph">
      <style:paragraph-properties fo:margin-top="0cm" fo:margin-bottom="0.2cm"/>
      <style:text-properties fo:font-size="26pt" style:font-size-asian="26pt" style:font-size-complex="26pt"/>
    </style:style>
    <style:style style:name="P23" style:family="paragraph">
      <style:paragraph-properties fo:margin-left="0.965cm" fo:margin-right="0cm" fo:margin-top="0cm" fo:margin-bottom="0.406cm" fo:text-indent="-0.965cm"/>
      <style:text-properties fo:hyphenate="false" loext:hyphenation-no-caps="false"/>
    </style:style>
    <style:style style:name="P24" style:family="paragraph">
      <style:paragraph-properties fo:margin-left="0.965cm" fo:margin-right="0cm" fo:text-indent="-0.965cm"/>
      <style:text-properties fo:font-size="26pt" style:font-size-asian="26pt" style:font-size-complex="26pt" fo:hyphenate="false" loext:hyphenation-no-caps="false"/>
    </style:style>
    <style:style style:name="T1" style:family="text">
      <style:text-properties fo:color="#ffffff" loext:opacity="100%" style:font-name="Liberation Sans3" fo:font-size="32pt" fo:language="ru" fo:country="RU" style:font-size-asian="32pt" style:font-size-complex="32pt"/>
    </style:style>
    <style:style style:name="T2" style:family="text">
      <style:text-properties fo:color="#ffffff" loext:opacity="100%" style:font-name="Liberation Sans3" fo:language="ru" fo:country="RU"/>
    </style:style>
    <style:style style:name="T3" style:family="text">
      <style:text-properties fo:color="#ffffff" loext:opacity="100%" fo:font-size="36pt" fo:language="ru" fo:country="RU" fo:font-weight="bold" style:font-size-asian="36pt" style:font-weight-asian="bold" style:font-size-complex="36pt" style:font-weight-complex="bold"/>
    </style:style>
    <style:style style:name="T4" style:family="text">
      <style:text-properties fo:color="#000000" loext:opacity="100%" fo:font-size="14pt" fo:language="ru" fo:country="RU" fo:font-weight="bold" style:font-size-asian="14pt" style:font-weight-asian="bold" style:font-size-complex="14pt" style:font-weight-complex="bold"/>
    </style:style>
    <style:style style:name="T5" style:family="text">
      <style:text-properties style:font-name="Liberation Sans" fo:font-size="14pt" fo:language="ru" fo:country="RU" style:font-name-asian="Liberation Sans" style:font-size-asian="14pt" style:font-name-complex="Liberation Sans" style:font-size-complex="14pt"/>
    </style:style>
    <style:style style:name="T6" style:family="text">
      <style:text-properties fo:font-size="14pt" fo:language="ru" fo:country="RU" style:font-size-asian="14pt" style:font-size-complex="14pt"/>
    </style:style>
    <style:style style:name="T7" style:family="text">
      <style:text-properties style:font-name="Liberation Sans1" fo:font-size="14pt" fo:language="ru" fo:country="RU" style:font-name-asian="Liberation Sans1" style:font-size-asian="14pt" style:font-name-complex="Liberation Sans1" style:font-size-complex="14pt"/>
    </style:style>
    <style:style style:name="T8" style:family="text"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T9" style:family="text">
      <style:text-properties fo:language="ru" fo:country="RU"/>
    </style:style>
    <style:style style:name="T10" style:family="text">
      <style:text-properties fo:color="#000000" loext:opacity="100%" style:text-underline-style="solid" style:text-underline-width="auto" style:text-underline-color="font-color"/>
    </style:style>
    <style:style style:name="T11" style:family="text">
      <style:text-properties style:font-name="Liberation Mono2" fo:font-size="18pt" style:font-size-asian="18pt" style:font-size-complex="18pt"/>
    </style:style>
    <style:style style:name="T12" style:family="text">
      <style:text-properties style:font-name="Liberation Mono2" fo:font-size="18pt" fo:language="ru" fo:country="RU" fo:font-style="italic" style:font-size-asian="18pt" style:font-style-asian="italic" style:font-size-complex="18pt" style:font-style-complex="italic"/>
    </style:style>
    <style:style style:name="T13" style:family="text">
      <style:text-properties style:font-name="Liberation Mono2" fo:font-size="18pt" fo:font-style="italic" style:font-size-asian="18pt" style:font-style-asian="italic" style:font-size-complex="18pt" style:font-style-complex="italic"/>
    </style:style>
    <style:style style:name="T14" style:family="text">
      <style:text-properties style:font-name="Liberation Mono2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15" style:family="text">
      <style:text-properties fo:font-size="14pt" fo:language="ru" fo:country="RU"/>
    </style:style>
    <style:style style:name="T16" style:family="text">
      <style:text-properties fo:font-size="14pt" fo:language="ru" fo:country="RU" fo:font-style="italic" style:font-style-asian="italic" style:font-style-complex="italic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fo:font-size="14pt" fo:language="ru" fo:country="RU" fo:font-style="normal" fo:text-shadow="none" style:text-underline-style="none" fo:font-weight="normal" style:letter-kerning="true" style:font-name-asian="Droid Sans Fallback" style:font-style-asian="normal" style:font-weight-asian="normal" style:font-name-complex="FreeSans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2" fo:font-size="14pt" fo:language="ru" fo:country="RU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14pt" fo:language="ru" fo:country="RU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font-name="Liberation Sans3" fo:font-size="14pt" fo:language="ru" fo:country="RU" style:font-size-asian="14pt" style:font-size-complex="14pt"/>
    </style:style>
    <style:style style:name="T21" style:family="text">
      <style:text-properties style:font-name="Liberation Mono2" fo:font-size="14pt" fo:language="ru" fo:country="RU" style:font-size-asian="14pt" style:font-size-complex="14pt"/>
    </style:style>
    <style:style style:name="T22" style:family="text">
      <style:text-properties fo:color="#000000" loext:opacity="100%" fo:font-size="14pt" style:text-underline-style="solid" style:text-underline-width="auto" style:text-underline-color="font-color"/>
    </style:style>
    <style:style style:name="T23" style:family="text">
      <style:text-properties style:font-name="Liberation Mono2" fo:font-size="18pt" fo:language="ru" fo:country="RU" style:font-size-asian="18pt" style:font-size-complex="18pt"/>
    </style:style>
    <style:style style:name="T24" style:family="text">
      <style:text-properties fo:font-size="22pt" fo:language="ru" fo:country="RU" style:font-size-asian="22pt" style:font-size-complex="22pt"/>
    </style:style>
    <style:style style:name="T25" style:family="text">
      <style:text-properties style:font-name="Liberation Mono2" fo:font-size="18pt" fo:language="en" fo:country="US" style:font-size-asian="18pt" style:font-size-complex="18pt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4pt" fo:language="ru" fo:country="RU" fo:font-style="normal" fo:text-shadow="none" style:text-underline-style="none" fo:font-weight="normal" style:letter-kerning="true" style:font-name-asian="Droid Sans Fallback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style:font-name="Liberation Mono" fo:font-size="14pt" fo:language="ru" fo:country="RU"/>
    </style:style>
    <style:style style:name="T28" style:family="text">
      <style:text-properties style:font-name="Liberation Mono1" fo:font-size="14pt" fo:language="ru" fo:country="RU"/>
    </style:style>
    <style:style style:name="T29" style:family="text">
      <style:text-properties style:font-name="Liberation Mono2" fo:font-size="18pt"/>
    </style:style>
    <style:style style:name="T30" style:family="text">
      <style:text-properties fo:font-size="26pt" fo:language="ru" fo:country="RU" style:font-size-asian="26pt" style:font-size-complex="26pt"/>
    </style:style>
    <style:style style:name="T31" style:family="text">
      <style:text-properties style:font-name="Liberation Serif" fo:font-size="26pt" fo:language="rue" fo:country="UA" style:font-size-asian="26pt" style:font-size-complex="26pt"/>
    </style:style>
    <style:style style:name="T32" style:family="text">
      <style:text-properties style:font-name="Liberation Mono2" fo:font-size="22pt" fo:language="ru" fo:country="RU" style:font-size-asian="22pt" style:font-size-complex="22pt"/>
    </style:style>
    <style:style style:name="T33" style:family="text">
      <style:text-properties style:font-name="Liberation Mono1" fo:font-size="22pt" fo:language="ru" fo:country="RU" style:font-size-asian="22pt" style:font-size-complex="22pt"/>
    </style:style>
    <style:style style:name="T34" style:family="text">
      <style:text-properties style:font-name="Liberation Sans3" fo:font-size="22pt" fo:language="ru" fo:country="RU" style:font-size-asian="22pt" style:font-size-complex="22pt"/>
    </style:style>
    <style:style style:name="T35" style:family="text">
      <style:text-properties style:font-name="Liberation Serif" fo:font-size="26pt" fo:language="ru" fo:country="RU" style:font-size-asian="26pt" style:font-size-complex="26pt"/>
    </style:style>
    <style:style style:name="T3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erif1" fo:font-size="26pt" fo:language="ru" fo:country="RU" fo:font-style="normal" fo:text-shadow="none" style:text-underline-style="none" fo:font-weight="normal" style:letter-kerning="true" style:font-name-asian="Droid Sans Fallback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2" fo:font-size="22pt" fo:language="ru" fo:country="RU" fo:font-style="normal" fo:text-shadow="none" style:text-underline-style="none" fo:font-weight="normal" style:letter-kerning="true" style:font-name-asian="Droid Sans Fallback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style:font-name="Liberation Serif1" fo:font-size="26pt" fo:language="ru" fo:country="RU" style:font-size-asian="26pt" style:font-size-complex="26pt"/>
    </style:style>
    <style:style style:name="T3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erif1" fo:font-size="26pt" fo:font-style="normal" fo:text-shadow="none" style:text-underline-style="none" fo:font-weight="normal" style:letter-kerning="true" style:font-name-asian="Droid Sans Fallback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000000" loext:opacity="100%" style:font-name="Liberation Sans3" fo:font-size="14pt" fo:language="ru" fo:country="RU" style:text-underline-style="solid" style:text-underline-width="auto" style:text-underline-color="font-color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cm" text:min-label-width="0.8cm"/>
        <style:text-properties style:use-window-font-color="true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min-label-width="1.5cm"/>
        <style:text-properties style:use-window-font-color="true" fo:font-size="100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cm" text:min-label-width="0.8cm"/>
        <style:text-properties style:use-window-font-color="true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 text:start-value="5">
        <style:list-level-properties text:min-label-width="1.5cm"/>
        <style:text-properties style:use-window-font-color="true" fo:font-size="100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cm" text:min-label-width="0.8cm"/>
        <style:text-properties style:use-window-font-color="true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 " style:num-format="1">
        <style:list-level-properties/>
        <style:text-properties style:use-window-font-color="true" fo:font-size="100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cm" text:min-label-width="0.8cm"/>
        <style:text-properties style:use-window-font-color="true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 text:space-before="0.635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cm" text:min-label-width="0.8cm"/>
        <style:text-properties style:use-window-font-color="true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_5f_" presentation:presentation-page-layout-name="AL1T1">
        <office:forms form:automatic-focus="false" form:apply-design-mode="false"/>
        <draw:frame presentation:style-name="pr1" draw:text-style-name="P2" draw:layer="layout" svg:width="26.256cm" svg:height="3.477cm" svg:x="1.43cm" svg:y="0.76cm" presentation:class="title" presentation:user-transformed="true">
          <draw:text-box>
            <text:p text:style-name="P1"><text:span text:style-name="T1">Базовый инструментарий</text:span><text:span text:style-name="T2"><text:line-break/></text:span><text:span text:style-name="T2">Использование psql</text:span></text:p>
          </draw:text-box>
        </draw:frame>
        <draw:custom-shape draw:style-name="gr1" draw:text-style-name="P4" draw:layer="layout" svg:width="2.286cm" svg:height="2.286cm" svg:x="24.622cm" svg:y="17.68cm">
          <text:p text:style-name="P3"><text:span text:style-name="T3">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2" draw:layer="layout" svg:width="14.85cm" svg:height="11.14cm" svg:x="3.08cm" svg:y="2.26cm" draw:page-number="1" presentation:class="page"/>
          <draw:frame presentation:style-name="pr2" draw:text-style-name="P7" draw:layer="layout" svg:width="16.799cm" svg:height="14.431cm" svg:x="2.101cm" svg:y="14.108cm">
            <draw:text-box>
              <text:p text:style-name="P5"><text:span text:style-name="T4">Авторские права</text:span></text:p>
              <text:p text:style-name="P5"><text:span text:style-name="T5">©</text:span><text:span text:style-name="T6"> Postgres Professional, 2017</text:span><text:span text:style-name="T7">–</text:span><text:span text:style-name="T6">2024</text:span></text:p>
              <text:p text:style-name="P5"><text:span text:style-name="T6">Авторы: Егор Рогов, Павел Лузанов, Илья Баштанов, Алексей Береснев</text:span></text:p>
              <text:p text:style-name="P5"><text:span text:style-name="T7">Фото: Олег Бартунов (монастырь Пху и пик Бхрикути, Непал)</text:span></text:p>
              <text:p text:style-name="P5"><text:span text:style-name="T6"/></text:p>
              <text:p text:style-name="P5"><text:span text:style-name="T8">Использование материалов курса</text:span></text:p>
              <text:p text:style-name="P5"><text:span text:style-name="T6">Некоммерческое использование материалов курса (презентации, демонстрации) разрешается без ограничений. Коммерческое использование возможно только с письменного разрешения компании Postgres Professional. Запрещается внесение изменений в материалы курса.</text:span></text:p>
              <text:p text:style-name="P5"><text:span text:style-name="T6"/></text:p>
              <text:p text:style-name="P5"><text:span text:style-name="T8">Обратная связь</text:span></text:p>
              <text:p text:style-name="P6"><text:span text:style-name="T6">Отзывы, замечания и предложения направляйте по адресу: </text:span><text:span text:style-name="T6"><text:a xlink:href="mailto:edu@postgrespro.ru" xlink:type="simple">edu@postgrespro.ru</text:a></text:span></text:p>
              <text:p text:style-name="P5"><text:span text:style-name="T6"/></text:p>
              <text:p text:style-name="P5"><text:span text:style-name="T8">Отказ от ответственности</text:span></text:p>
              <text:p text:style-name="P5"><text:span text:style-name="T6">Компания Postgres Professional не несет никакой ответственности за любые повреждения и убытки, включая потерю дохода, нанесенные прямым или непрямым, специальным или случайным использованием материалов курса. Компания Postgres Professional не предоставляет каких-либо гарантий на материалы курса. Материалы курса предоставляются на основе принципа «как есть» и компания Postgres Professional не обязана предоставлять сопровождение, поддержку, обновления, расширения и изменения. </text:span></text:p>
            </draw:text-box>
          </draw:frame>
        </presentation:notes>
      </draw:page>
      <draw:page draw:name="page2" draw:style-name="dp1" draw:master-page-name="master" presentation:presentation-page-layout-name="AL1T1">
        <office:forms form:automatic-focus="false" form:apply-design-mode="false"/>
        <draw:frame presentation:style-name="pr3" draw:layer="layout" svg:width="19.8cm" svg:height="1.741cm" svg:x="1.4cm" svg:y="0.737cm" presentation:class="title" presentation:user-transformed="true">
          <draw:text-box>
            <text:p><text:span text:style-name="T9">Темы занятия</text:span></text:p>
          </draw:text-box>
        </draw:frame>
        <draw:frame presentation:style-name="pr4" draw:text-style-name="P8" draw:layer="layout" svg:width="25.6cm" svg:height="14.4cm" svg:x="1.2cm" svg:y="4.8cm" presentation:class="outline" presentation:user-transformed="true">
          <draw:text-box>
            <text:list text:style-name="L3">
              <text:list-item>
                <text:p text:style-name="P8"><text:span text:style-name="T9">Запуск psql и подключение к БД</text:span></text:p>
              </text:list-item>
              <text:list-item>
                <text:p text:style-name="P8"><text:span text:style-name="T9">Получение</text:span> <text:span text:style-name="T9">справочной</text:span> <text:span text:style-name="T9">информации</text:span></text:p>
              </text:list-item>
              <text:list-item>
                <text:p text:style-name="P8"><text:span text:style-name="T9">Работа</text:span> <text:span text:style-name="T9">в</text:span> psql</text:p>
              </text:list-item>
              <text:list-item>
                <text:p text:style-name="P8"><text:span text:style-name="T9">Настройка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aster" presentation:presentation-page-layout-name="AL1T1">
        <office:forms form:automatic-focus="false" form:apply-design-mode="false"/>
        <draw:frame presentation:style-name="pr6" draw:layer="layout" svg:width="19.8cm" svg:height="1.741cm" svg:x="1.2cm" svg:y="0.737cm" presentation:class="title" presentation:user-transformed="true">
          <draw:text-box>
            <text:p><text:span text:style-name="T9">Назначение</text:span></text:p>
          </draw:text-box>
        </draw:frame>
        <draw:frame presentation:style-name="pr7" draw:text-style-name="P8" draw:layer="layout" svg:width="25.6cm" svg:height="14.4cm" svg:x="1.2cm" svg:y="4.8cm" presentation:class="outline" presentation:user-transformed="true">
          <draw:text-box>
            <text:list text:style-name="L3">
              <text:list-item>
                <text:p text:style-name="P8"><text:span text:style-name="T9">Терминальный клиент для работы с PostgreSQL</text:span></text:p>
                <text:p text:style-name="P8"><text:span text:style-name="T9">Поставляется вместе с СУБД</text:span></text:p>
              </text:list-item>
              <text:list-item>
                <text:p text:style-name="P8"><text:span text:style-name="T9">Используется администраторами и разработчиками</text:span><text:span text:style-name="T9"><text:line-break/></text:span><text:span text:style-name="T9">для интерактивной работы и выполнения скриптов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8" draw:text-style-name="P9" draw:layer="layout" svg:width="16.799cm" svg:height="13.364cm" svg:x="2.1cm" svg:y="14.107cm" presentation:class="notes" presentation:user-transformed="true">
            <draw:text-box>
              <text:p><text:span text:style-name="T9">Для работы с СУБД PostgreSQL существуют различные сторонние инструменты, рассмотрение которых не входит в рамки курса.</text:span></text:p>
              <text:p><text:span text:style-name="T9">В курсе мы будем использовать терминальный клиент psql. Этот</text:span><text:span text:style-name="T9"><text:line-break/></text:span><text:span text:style-name="T9">клиент может показаться непривычным для тех, кто предпочитает</text:span><text:span text:style-name="T9"><text:line-break/></text:span><text:span text:style-name="T9">графические инструменты; тем не менее, он весьма удобен.</text:span></text:p>
              <text:p><text:span text:style-name="T9">Это единственный клиент, поставляемый вместе с СУБД. Навыки работы c psql пригодятся разработчикам и администраторам БД вне зависимости от того, с каким инструментом они будут работать дальше.</text:span></text:p>
              <text:p><text:span text:style-name="T10"><text:a xlink:href="https://postgrespro.ru/docs/postgresql/16/app-psql" xlink:type="simple">https://postgrespro.ru/docs/postgresql/16/app-psql</text:a></text:span></text:p>
            </draw:text-box>
          </draw:frame>
        </presentation:notes>
      </draw:page>
      <draw:page draw:name="page4" draw:style-name="dp1" draw:master-page-name="master" presentation:presentation-page-layout-name="AL1T1">
        <office:forms form:automatic-focus="false" form:apply-design-mode="false"/>
        <draw:frame presentation:style-name="pr6" draw:layer="layout" svg:width="19.8cm" svg:height="1.741cm" svg:x="1.2cm" svg:y="0.737cm" presentation:class="title" presentation:user-transformed="true">
          <draw:text-box>
            <text:p><text:span text:style-name="T9">Подключение</text:span></text:p>
          </draw:text-box>
        </draw:frame>
        <draw:frame presentation:style-name="pr7" draw:layer="layout" svg:width="25.6cm" svg:height="14.4cm" svg:x="1.2cm" svg:y="4.8cm" presentation:class="outline" presentation:user-transformed="true">
          <draw:text-box>
            <text:list text:style-name="L3">
              <text:list-item>
                <text:p text:style-name="P10"><text:span text:style-name="T9">Запуск</text:span></text:p>
                <text:list>
                  <text:list-item>
                    <text:p text:style-name="P11"><text:span text:style-name="T11">$ psql -d </text:span><text:span text:style-name="T12">база</text:span><text:span text:style-name="T11"> -U </text:span><text:span text:style-name="T13">пользователь</text:span><text:span text:style-name="T12"> </text:span><text:span text:style-name="T11">-h </text:span><text:span text:style-name="T12">узел</text:span><text:span text:style-name="T11"> -p </text:span><text:span text:style-name="T12">порт</text:span></text:p>
                  </text:list-item>
                </text:list>
              </text:list-item>
              <text:list-item>
                <text:p text:style-name="P10"><text:span text:style-name="T9">Новое подключение в psql</text:span></text:p>
                <text:list>
                  <text:list-item>
                    <text:p text:style-name="P11"><text:span text:style-name="T11">=&gt; \c[onnect] </text:span><text:span text:style-name="T12">база</text:span><text:span text:style-name="T13"> </text:span><text:span text:style-name="T12">пользователь</text:span><text:span text:style-name="T13"> </text:span><text:span text:style-name="T12">узел</text:span><text:span text:style-name="T13"> </text:span><text:span text:style-name="T12">порт</text:span></text:p>
                  </text:list-item>
                </text:list>
              </text:list-item>
              <text:list-item>
                <text:p text:style-name="P10"><text:span text:style-name="T9">Информация о текущем подключении</text:span></text:p>
                <text:list>
                  <text:list-item>
                    <text:p><text:span text:style-name="T14">=&gt; \conninf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9" draw:text-style-name="P14" draw:layer="layout" svg:width="16.799cm" svg:height="13.123cm" svg:x="2.1cm" svg:y="14.107cm" presentation:class="notes" presentation:user-transformed="true">
            <draw:text-box>
              <text:p text:style-name="P12"><text:span text:style-name="T15">При запуске psql определяет параметры подключения: имя базы данных, имя пользователя, имя сервера, номер порта. Если эти параметры не указаны, psql попробует подключиться, используя значения по умолчанию:</text:span></text:p>
              <text:list text:style-name="L1">
                <text:list-item>
                  <text:p text:style-name="P12"><text:span text:style-name="T16">база</text:span><text:span text:style-name="T15"> — совпадает с именем пользователя;</text:span></text:p>
                </text:list-item>
                <text:list-item>
                  <text:p text:style-name="P12"><text:span text:style-name="T16">пользователь</text:span><text:span text:style-name="T15"> — совпадает с именем пользователя ОС;</text:span></text:p>
                </text:list-item>
                <text:list-item>
                  <text:p text:style-name="P12"><text:span text:style-name="T16">узел</text:span><text:span text:style-name="T15"> — соединение через Unix-socket;</text:span></text:p>
                </text:list-item>
                <text:list-item>
                  <text:p text:style-name="P12"><text:span text:style-name="T16">порт</text:span><text:span text:style-name="T15"> — обычно 5432.</text:span></text:p>
                </text:list-item>
              </text:list>
              <text:p text:style-name="P13"><text:span text:style-name="T17">Если требуется выполнить новое подключение не выходя из psql, нужно выполнить команду </text:span><text:span text:style-name="T18">\connect</text:span><text:span text:style-name="T19">. З</text:span><text:span text:style-name="T20">начения по умолчанию для нее берутся из текущего соединения.</text:span></text:p>
              <text:p text:style-name="P12"><text:span text:style-name="T15">Команда </text:span><text:span text:style-name="T21">\conninfo</text:span><text:span text:style-name="T15"> выдает информацию о текущем подключении.</text:span></text:p>
              <text:p text:style-name="P12"><text:span text:style-name="T15">Дополнительная информация о возможностях настройки подключения:</text:span></text:p>
              <text:p text:style-name="P12"><text:span text:style-name="T22"><text:a xlink:href="https://postgrespro.ru/docs/postgresql/16/libpq-envars" xlink:type="simple">https://postgrespro.ru/docs/postgresql/16/libpq-envars</text:a></text:span></text:p>
              <text:p text:style-name="P12"><text:span text:style-name="T22"><text:a xlink:href="https://postgrespro.ru/docs/postgresql/16/libpq-pgservice" xlink:type="simple">https://postgrespro.ru/docs/postgresql/16/libpq-pgservice</text:a></text:span></text:p>
              <text:p text:style-name="P12"><text:span text:style-name="T22"><text:a xlink:href="https://postgrespro.ru/docs/postgresql/16/libpq-pgpass" xlink:type="simple">https://postgrespro.ru/docs/postgresql/16/libpq-pgpass</text:a></text:span></text:p>
            </draw:text-box>
          </draw:frame>
        </presentation:notes>
      </draw:page>
      <draw:page draw:name="page5" draw:style-name="dp1" draw:master-page-name="master" presentation:presentation-page-layout-name="AL1T1">
        <office:forms form:automatic-focus="false" form:apply-design-mode="false"/>
        <draw:frame presentation:style-name="pr6" draw:layer="layout" svg:width="19.8cm" svg:height="1.741cm" svg:x="1.2cm" svg:y="0.737cm" presentation:class="title" presentation:user-transformed="true">
          <draw:text-box>
            <text:p><text:span text:style-name="T9">Получе</text:span>ние <text:span text:style-name="T9">спр</text:span>авки</text:p>
          </draw:text-box>
        </draw:frame>
        <draw:frame presentation:style-name="pr4" draw:layer="layout" svg:width="25.6cm" svg:height="14.4cm" svg:x="1.2cm" svg:y="4.8cm" presentation:class="outline" presentation:user-transformed="true">
          <draw:text-box>
            <text:list text:style-name="L3">
              <text:list-item>
                <text:p text:style-name="P10">В <text:span text:style-name="T9">командной</text:span> <text:span text:style-name="T9">строке</text:span> ОС</text:p>
                <text:list>
                  <text:list-item>
                    <text:p text:style-name="P15"><text:span text:style-name="T11">$ psql --help</text:span></text:p>
                  </text:list-item>
                  <text:list-item>
                    <text:p text:style-name="P11"><text:span text:style-name="T11">$ man psql</text:span></text:p>
                  </text:list-item>
                </text:list>
              </text:list-item>
              <text:list-item>
                <text:p text:style-name="P8">В psql</text:p>
                <text:list>
                  <text:list-item>
                    <text:p text:style-name="P16"><text:span text:style-name="T23">=&gt; \?</text:span><text:span text:style-name="T23"><text:tab/></text:span><text:span text:style-name="T24">список команд psql</text:span></text:p>
                  </text:list-item>
                  <text:list-item>
                    <text:p text:style-name="P16"><text:span text:style-name="T23">=&gt; \? </text:span><text:span text:style-name="T25">variables</text:span><text:span text:style-name="T25"><text:tab/></text:span><text:span text:style-name="T24">переменные psql</text:span></text:p>
                  </text:list-item>
                  <text:list-item>
                    <text:p text:style-name="P16"><text:span text:style-name="T23">=&gt; \h[elp]</text:span><text:span text:style-name="T23"><text:tab/></text:span><text:span text:style-name="T24">список команд SQL</text:span></text:p>
                  </text:list-item>
                  <text:list-item>
                    <text:p text:style-name="P16"><text:span text:style-name="T23">=&gt; \h </text:span><text:span text:style-name="T12">команда</text:span><text:span text:style-name="T12"><text:tab/></text:span><text:span text:style-name="T24">синтаксис команды SQL</text:span></text:p>
                  </text:list-item>
                  <text:list-item>
                    <text:p text:style-name="P16"><text:span text:style-name="T23">=&gt; \q</text:span><text:span text:style-name="T23"><text:tab/></text:span><text:span text:style-name="T24">выход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8" draw:text-style-name="P18" draw:layer="layout" svg:width="16.799cm" svg:height="13.364cm" svg:x="2.1cm" svg:y="14.107cm" presentation:class="notes">
            <draw:text-box>
              <text:p><text:span text:style-name="T15">Справочную информацию по psql можно получить не только</text:span><text:span text:style-name="T15"><text:line-break/></text:span><text:span text:style-name="T15">в документации, но и прямо в системе.</text:span></text:p>
              <text:p><text:span text:style-name="T15">psql с ключом </text:span><text:span text:style-name="T21">--help</text:span><text:span text:style-name="T15"> выдает справку по запуску. А если в системе была установлена документация, то справочное руководство можно получить командой </text:span><text:span text:style-name="T21">man</text:span><text:span text:style-name="T20"> </text:span><text:span text:style-name="T21">psql</text:span><text:span text:style-name="T15">.</text:span></text:p>
              <text:p text:style-name="P17"><text:span text:style-name="T26">psql умеет выполнять команды SQL и свои собственные команды. </text:span><text:span text:style-name="T15">Все команды psql начинаются с обратной косой черты и, как правило, их можно сокращать до первой буквы.</text:span></text:p>
              <text:p><text:span text:style-name="T15">Внутри psql есть возможность получить список и краткое описание команд psql: </text:span><text:span text:style-name="T27">\?</text:span><text:span text:style-name="T15">. <text:s/></text:span></text:p>
              <text:p><text:span text:style-name="T15">Команда </text:span><text:span text:style-name="T21">\help</text:span><text:span text:style-name="T15"> выдает список команд SQL, которые поддерживает сервер, а также синтаксис конкретной команды SQL.</text:span></text:p>
              <text:p><text:span text:style-name="T15">И еще одна команда, которую полезно знать, хоть она и не имеет отношения к справке: это </text:span><text:span text:style-name="T28">\q</text:span><text:span text:style-name="T15"> — выход из psql. В качестве альтернативы для выхода можно использовать команды exit и quit.</text:span></text:p>
            </draw:text-box>
          </draw:frame>
        </presentation:notes>
      </draw:page>
      <draw:page draw:name="page6" draw:style-name="dp1" draw:master-page-name="master" presentation:presentation-page-layout-name="AL1T1">
        <office:forms form:automatic-focus="false" form:apply-design-mode="false"/>
        <draw:frame presentation:style-name="pr6" draw:layer="layout" svg:width="19.8cm" svg:height="1.741cm" svg:x="1.2cm" svg:y="0.737cm" presentation:class="title" presentation:user-transformed="true">
          <draw:text-box>
            <text:p><text:span text:style-name="T9">Демонстрация</text:span></text:p>
          </draw:text-box>
        </draw:frame>
        <draw:frame presentation:style-name="pr7" draw:layer="layout" svg:width="25.6cm" svg:height="14.4cm" svg:x="1.2cm" svg:y="4.8cm" presentation:class="outline" presentation:placeholder="true" presentation:user-transformed="true">
          <draw:text-box/>
        </draw:frame>
        <draw:frame draw:style-name="gr3" draw:text-style-name="P19" draw:layer="layout" svg:width="17.893cm" svg:height="11.728cm" svg:x="5.054cm" svg:y="6.182cm">
          <draw:image xlink:href="Pictures/10000001000001B90000012114EB4B77.png" xlink:type="simple" xlink:show="embed" xlink:actuate="onLoad" draw:mime-type="image/png">
            <text:p text:style-name="P1"><text:span text:style-name="T29"/></text:p>
            <text:p text:style-name="P1"><text:span text:style-name="T29"/></text:p>
            <text:p text:style-name="P1"><text:span text:style-name="T29"/></text:p>
            <text:p text:style-name="P1"><text:span text:style-name="T29"><text:s text:c="11"/></text:span><text:span text:style-name="T29">$ psql</text:span></text:p>
            <text:p text:style-name="P1"><text:span text:style-name="T29"><text:s text:c="11"/></text:span><text:span text:style-name="T29">postgres=#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aster" presentation:presentation-page-layout-name="AL1T1">
        <office:forms form:automatic-focus="false" form:apply-design-mode="false"/>
        <draw:frame presentation:style-name="pr6" draw:layer="layout" svg:width="19.8cm" svg:height="1.741cm" svg:x="1.2cm" svg:y="0.737cm" presentation:class="title" presentation:user-transformed="true">
          <draw:text-box>
            <text:p><text:span text:style-name="T9">Итоги</text:span></text:p>
          </draw:text-box>
        </draw:frame>
        <draw:frame presentation:style-name="pr7" draw:text-style-name="P8" draw:layer="layout" svg:width="25.6cm" svg:height="14.4cm" svg:x="1.2cm" svg:y="4.8cm" presentation:class="outline" presentation:user-transformed="true">
          <draw:text-box>
            <text:list text:style-name="L3">
              <text:list-item>
                <text:p text:style-name="P8"><text:span text:style-name="T9">psql — терминальный клиент для работы с СУБД</text:span></text:p>
              </text:list-item>
              <text:list-item>
                <text:p text:style-name="P8"><text:span text:style-name="T9">При запуске требуются параметры подключения</text:span></text:p>
              </text:list-item>
              <text:list-item>
                <text:p text:style-name="P8"><text:span text:style-name="T9">Выполняет команды SQL и psql</text:span></text:p>
              </text:list-item>
              <text:list-item>
                <text:p text:style-name="P8"><text:span text:style-name="T9">Содержит инструменты для интерактивной работы, а также для подготовки и выполнения скриптов</text:span></text:p>
              </text:list-item>
              <text:list-item>
                <text:p text:style-name="P8"/>
              </text:list-item>
              <text:list-item>
                <text:p text:style-name="P8"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aster" presentation:presentation-page-layout-name="AL1T1">
        <office:forms form:automatic-focus="false" form:apply-design-mode="false"/>
        <draw:frame presentation:style-name="pr6" draw:layer="layout" svg:width="19.8cm" svg:height="1.741cm" svg:x="1.2cm" svg:y="0.737cm" presentation:class="title" presentation:user-transformed="true">
          <draw:text-box>
            <text:p><text:span text:style-name="T9">Практика</text:span></text:p>
          </draw:text-box>
        </draw:frame>
        <draw:frame presentation:style-name="pr10" draw:text-style-name="P22" draw:layer="layout" svg:width="25.6cm" svg:height="14.4cm" svg:x="1.2cm" svg:y="4.8cm" presentation:class="outline">
          <draw:text-box>
            <text:list text:style-name="L4">
              <text:list-item>
                <text:p text:style-name="P15"><text:span text:style-name="T30">Запустите psql и проверьте информацию о текущем подключении.</text:span></text:p>
              </text:list-item>
              <text:list-item>
                <text:p text:style-name="P15"><text:span text:style-name="T31">Выведите список баз данных в подробном виде.</text:span></text:p>
              </text:list-item>
              <text:list-item>
                <text:p text:style-name="P15"><text:span text:style-name="T30">По умолчанию psql использует команду «</text:span><text:span text:style-name="T32">less»</text:span><text:span text:style-name="T30"> для постраничного просмотра результатов запроса. Замените ее на команду «</text:span><text:span text:style-name="T33">less</text:span><text:span text:style-name="T34"> </text:span><text:span text:style-name="T33">-XS</text:span><text:span text:style-name="T35">» </text:span><text:span text:style-name="T30">и снова выведите подробный список баз данных</text:span><text:span text:style-name="T35">.</text:span></text:p>
              </text:list-item>
              <text:list-item>
                <text:p text:style-name="P15"><text:span text:style-name="T36">По умолчанию приглашение psql <text:s/>показывает только имя базы данных. Настройте вид приглашения так: </text:span><text:span text:style-name="T37">пользователь@база=#</text:span><text:span text:style-name="T36">.</text:span></text:p>
              </text:list-item>
            </text:list>
            <text:list text:style-name="L5">
              <text:list-item>
                <text:p text:style-name="P21"><text:span text:style-name="T38">Настройте psql так, чтобы для всех команд выводилась длительность выполнения. Убедитесь, что при повторном запуске эта настройка сохраняется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11" draw:text-style-name="P14" draw:layer="layout" svg:width="16.799cm" svg:height="14.087cm" svg:x="2.1cm" svg:y="14.107cm" presentation:class="notes" presentation:user-transformed="true">
            <draw:text-box>
              <text:p><text:span text:style-name="T15">1. При запуске psql можно не указывать параметры подключения, будут действовать значения по умолчанию.</text:span></text:p>
              <text:p><text:span text:style-name="T15">2. Используйте команду \l+.</text:span></text:p>
              <text:p><text:span text:style-name="T26">3. Программа постраничного просмотра настраивается переменной окружения PSQL_PAGER. Настройку можно сделать в файле .psqlrc</text:span><text:span text:style-name="T26"><text:line-break/></text:span><text:span text:style-name="T26">с помощью команды \setenv. Это позволит задать значение «less -XS» только для работы в psql, а в остальных случаях будут действовать обычные настройки ОС. По умолчанию less переносит длинные строки при просмотре и очищает свой вывод при выходе</text:span><text:span text:style-name="T15">. Параметр -XS отменяет это поведение.</text:span></text:p>
              <text:p><text:span text:style-name="T15">4. Описание настройки приглашения в документации:</text:span></text:p>
              <text:p><text:span text:style-name="T22"><text:a xlink:href="https://postgrespro.ru/docs/postgresql/16/app-psql#APP-PSQL-PROMPTING" xlink:type="simple">https://postgrespro.ru/docs/postgresql/16/app-psql#APP-PSQL-PROMPTING</text:a></text:span></text:p>
              <text:p text:style-name="P17"><text:span text:style-name="T15">5. Команду psql для вывода длительности выполнения запросов можно найти в документации или с помощью команды </text:span><text:span text:style-name="T28">\?</text:span><text:span text:style-name="T15">.</text:span></text:p>
            </draw:text-box>
          </draw:frame>
        </presentation:notes>
      </draw:page>
      <draw:page draw:name="page9" draw:style-name="dp1" draw:master-page-name="master" presentation:presentation-page-layout-name="AL1T1">
        <office:forms form:automatic-focus="false" form:apply-design-mode="false"/>
        <draw:frame presentation:style-name="pr6" draw:layer="layout" svg:width="19.8cm" svg:height="1.741cm" svg:x="1.2cm" svg:y="0.737cm" presentation:class="title" presentation:user-transformed="true">
          <draw:text-box>
            <text:p><text:span text:style-name="T9">Практика+</text:span></text:p>
          </draw:text-box>
        </draw:frame>
        <draw:frame presentation:style-name="pr12" draw:text-style-name="P24" draw:layer="layout" svg:width="25.6cm" svg:height="14.4cm" svg:x="1.2cm" svg:y="4.8cm" presentation:class="outline" presentation:user-transformed="true">
          <draw:text-box>
            <text:list text:style-name="L6">
              <text:list-item>
                <text:p text:style-name="P23"><text:span text:style-name="T39">Откройте транзакцию и выполните команду, которая завершается любой ошибкой. Убедитесь, что продолжить работу в этой транзакции невозможно.</text:span></text:p>
              </text:list-item>
              <text:list-item>
                <text:p text:style-name="P23"><text:span text:style-name="T39">Задайте переменной ON_ERROR_ROLLBACK значение on</text:span><text:span text:style-name="T39"><text:line-break/></text:span><text:span text:style-name="T39">и убедитесь, что после ошибки можно выполнять команды внутри транзакции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1" draw:layer="layout" svg:width="16.799cm" svg:height="14.087cm" svg:x="2.1cm" svg:y="14.207cm" presentation:class="notes" presentation:user-transformed="true">
            <draw:text-box>
              <text:p><text:span text:style-name="T9">1. Чтобы открыть транзакцию, выполните команду </text:span></text:p>
              <text:p><text:span text:style-name="T21">BEGIN;</text:span></text:p>
              <text:p text:style-name="P17"><text:span text:style-name="T20">2. Значение ON_ERROR_ROLLBACK = on заставляет psql устанавливать точку сохранения (SAVEPOINT) перед каждой командой SQL в открытой транзакции и в случае ошибки откатываться к этой точке сохранения.</text:span></text:p>
              <text:p text:style-name="P17"><text:span text:style-name="T40"><text:a xlink:href="https://postgrespro.ru/docs/postgresql/16/sql-savepoint" xlink:type="simple">https://postgrespro.ru/docs/postgresql/16/sql-savepoint</text:a></text:span></text:p>
              <text:p text:style-name="P17"><text:span text:style-name="T20"/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pitch="fixed"/>
    <style:font-face style:name="Liberation Mono2" svg:font-family="'Liberation Mono'" style:font-family-generic="modern" style:font-pitch="fixed"/>
    <style:font-face style:name="Liberation Sans" svg:font-family="'Liberation Sans'" style:font-adornments="Regular" style:font-family-generic="swiss"/>
    <style:font-face style:name="Liberation Sans1" svg:font-family="'Liberation Sans'" style:font-family-generic="swiss"/>
    <style:font-face style:name="Liberation Sans2" svg:font-family="'Liberation Sans'" style:font-family-generic="roman" style:font-pitch="variable"/>
    <style:font-face style:name="Liberation Sans3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2" draw:display-name="Gradient 2" draw:style="linear" draw:start-color="#e6e6ff" draw:end-color="#f0e6ff" draw:start-intensity="100%" draw:end-intensity="100%" draw:angle="30deg" draw:border="0%">
      <loext:gradient-stop svg:offset="0" loext:color-type="rgb" loext:color-value="#e6e6ff"/>
      <loext:gradient-stop svg:offset="1" loext:color-type="rgb" loext:color-value="#f0e6ff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opacity draw:name="Transparency_20_2" draw:display-name="Transparency 2" draw:style="linear" draw:start="100%" draw:end="50%" draw:angle="0deg" draw:border="25%">
      <loext:opacity-stop svg:offset="0" svg:stop-opacity="1"/>
      <loext:opacity-stop svg:offset="1" svg:stop-opacity="0.501960784313726"/>
    </draw:opacity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master-background" style:family="presentation">
      <style:graphic-properties draw:stroke="none" draw:fill="none"/>
      <style:text-properties style:letter-kerning="true"/>
    </style:style>
    <style:style style:name="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-notes" style:family="presentation">
      <style:graphic-properties draw:stroke="none" draw:fill="none"/>
      <style:paragraph-properties fo:margin-left="0cm" fo:margin-right="0cm" fo:margin-top="0cm" fo:margin-bottom="0.25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-outline1" style:family="presentation">
      <style:graphic-properties draw:stroke="none" draw:fill="none" draw:auto-grow-height="false" draw:fit-to-size="false" style:shrink-to-fit="true">
        <text:list-style style:name="master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cm" text:min-label-width="0.8cm"/>
            <style:text-properties style:use-window-font-color="true" fo:font-size="45%"/>
          </text:list-level-style-number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loext:opacity="0%" style:text-outline="false" style:text-line-through-style="none" style:text-line-through-type="none" style:font-name="Liberation Serif1" fo:font-family="'Liberation Serif'" style:font-family-generic="roman" style:font-pitch="variable" fo:font-size="2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master-outline2" style:family="presentation" style:parent-style-name="master-outline1">
      <style:paragraph-properties fo:margin-top="0cm" fo:margin-bottom="0.4cm"/>
      <style:text-properties style:font-name="Liberation Serif1" fo:font-family="'Liberation Serif'" style:font-family-generic="roman" style:font-pitch="variable" fo:font-size="24pt" style:font-size-asian="24pt" style:font-size-complex="24pt"/>
    </style:style>
    <style:style style:name="master-outline3" style:family="presentation" style:parent-style-name="master-outline2">
      <style:paragraph-properties fo:margin-top="0cm" fo:margin-bottom="0.3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master-outline4" style:family="presentation" style:parent-style-name="master-outline3">
      <style:paragraph-properties fo:margin-top="0cm" fo:margin-bottom="0.2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master-outline5" style:family="presentation" style:parent-style-name="master-outline4">
      <style:paragraph-properties fo:margin-top="0cm" fo:margin-bottom="0.1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master-outline6" style:family="presentation" style:parent-style-name="master-outline5">
      <style:paragraph-properties fo:margin-top="0cm" fo:margin-bottom="0.1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master-outline7" style:family="presentation" style:parent-style-name="master-outline6">
      <style:paragraph-properties fo:margin-top="0cm" fo:margin-bottom="0.1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master-outline8" style:family="presentation" style:parent-style-name="master-outline7">
      <style:paragraph-properties fo:margin-top="0cm" fo:margin-bottom="0.1cm"/>
      <style:text-properties fo:font-size="20pt" style:font-size-asian="20pt" style:font-size-complex="20pt"/>
    </style:style>
    <style:style style:name="master-outline9" style:family="presentation" style:parent-style-name="master-outline8">
      <style:paragraph-properties fo:margin-top="0cm" fo:margin-bottom="0.1cm"/>
      <style:text-properties fo:font-size="20pt" style:font-size-asian="20pt" style:font-size-complex="20pt"/>
    </style:style>
    <style:style style:name="master-subtitle" style:family="presentation">
      <style:graphic-properties draw:stroke="none" draw:fill="none" draw:textarea-vertical-align="middle">
        <text:list-style style:name="mast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-title" style:family="presentation">
      <style:graphic-properties draw:stroke="none" draw:fill="none" draw:textarea-horizontal-align="left" draw:textarea-vertical-align="top">
        <text:list-style style:name="mast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33" loext:opacity="10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_5f_-background" style:display-name="master1_-background" style:family="presentation">
      <style:graphic-properties draw:stroke="none" draw:fill-image-width="21.33cm" draw:fill-image-height="16cm" style:repeat="no-repeat" draw:fill-image-ref-point-y="10%" draw:fill-image-ref-point="bottom"/>
      <style:text-properties style:letter-kerning="true"/>
    </style:style>
    <style:style style:name="master1_5f_-backgroundobjects" style:display-name="master1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_5f_-notes" style:display-name="master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_5f_-outline1" style:display-name="master1_-outline1" style:family="presentation">
      <style:graphic-properties draw:stroke="none" draw:fill="none" draw:auto-grow-height="false" draw:fit-to-size="false" style:shrink-to-fit="true">
        <text:list-style style:name="master1_5f_-outline1" style:display-name="master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_5f_-outline2" style:display-name="master1_-outline2" style:family="presentation" style:parent-style-name="master1_5f_-outline1">
      <style:paragraph-properties fo:margin-top="0cm" fo:margin-bottom="0.4cm"/>
      <style:text-properties fo:font-size="28pt" style:font-size-asian="28pt" style:font-size-complex="28pt"/>
    </style:style>
    <style:style style:name="master1_5f_-outline3" style:display-name="master1_-outline3" style:family="presentation" style:parent-style-name="master1_5f_-outline2">
      <style:paragraph-properties fo:margin-top="0cm" fo:margin-bottom="0.3cm"/>
      <style:text-properties fo:font-size="24pt" style:font-size-asian="24pt" style:font-size-complex="24pt"/>
    </style:style>
    <style:style style:name="master1_5f_-outline4" style:display-name="master1_-outline4" style:family="presentation" style:parent-style-name="master1_5f_-outline3">
      <style:paragraph-properties fo:margin-top="0cm" fo:margin-bottom="0.2cm"/>
      <style:text-properties fo:font-size="20pt" style:font-size-asian="20pt" style:font-size-complex="20pt"/>
    </style:style>
    <style:style style:name="master1_5f_-outline5" style:display-name="master1_-outline5" style:family="presentation" style:parent-style-name="master1_5f_-outline4">
      <style:paragraph-properties fo:margin-top="0cm" fo:margin-bottom="0.1cm"/>
      <style:text-properties fo:font-size="20pt" style:font-size-asian="20pt" style:font-size-complex="20pt"/>
    </style:style>
    <style:style style:name="master1_5f_-outline6" style:display-name="master1_-outline6" style:family="presentation" style:parent-style-name="master1_5f_-outline5">
      <style:paragraph-properties fo:margin-top="0cm" fo:margin-bottom="0.1cm"/>
      <style:text-properties fo:font-size="20pt" style:font-size-asian="20pt" style:font-size-complex="20pt"/>
    </style:style>
    <style:style style:name="master1_5f_-outline7" style:display-name="master1_-outline7" style:family="presentation" style:parent-style-name="master1_5f_-outline6">
      <style:paragraph-properties fo:margin-top="0cm" fo:margin-bottom="0.1cm"/>
      <style:text-properties fo:font-size="20pt" style:font-size-asian="20pt" style:font-size-complex="20pt"/>
    </style:style>
    <style:style style:name="master1_5f_-outline8" style:display-name="master1_-outline8" style:family="presentation" style:parent-style-name="master1_5f_-outline7">
      <style:paragraph-properties fo:margin-top="0cm" fo:margin-bottom="0.1cm"/>
      <style:text-properties fo:font-size="20pt" style:font-size-asian="20pt" style:font-size-complex="20pt"/>
    </style:style>
    <style:style style:name="master1_5f_-outline9" style:display-name="master1_-outline9" style:family="presentation" style:parent-style-name="master1_5f_-outline8">
      <style:paragraph-properties fo:margin-top="0cm" fo:margin-bottom="0.1cm"/>
      <style:text-properties fo:font-size="20pt" style:font-size-asian="20pt" style:font-size-complex="20pt"/>
    </style:style>
    <style:style style:name="master1_5f_-subtitle" style:display-name="master1_-subtitle" style:family="presentation">
      <style:graphic-properties draw:stroke="none" draw:fill="none" draw:textarea-vertical-align="middle">
        <text:list-style style:name="master1_5f_-subtitle" style:display-name="master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_5f_-title" style:display-name="master1_-title" style:family="presentation">
      <style:graphic-properties draw:stroke="none" draw:fill="none" draw:textarea-horizontal-align="left" draw:textarea-vertical-align="top">
        <text:list-style style:name="master1_5f_-title" style:display-name="master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-image-width="21.33cm" draw:fill-image-height="16cm" style:repeat="no-repeat" draw:fill-image-ref-point-y="10%" draw:fill-image-ref-point="botto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4" style:family="graphic" style:parent-style-name="standard">
      <style:graphic-properties draw:stroke="none" draw:fill="none" draw:fill-color="#ffffff" draw:textarea-horizontal-align="right" draw:textarea-vertical-align="middle" draw:auto-grow-width="false" fo:min-height="0.94cm" fo:min-width="3.026cm" fo:padding-right="0cm" loext:decorative="false"/>
      <style:paragraph-properties style:writing-mode="lr-tb"/>
    </style:style>
    <style:style style:name="M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master-backgroundobjects">
      <style:graphic-properties draw:stroke="none" draw:fill="gradient" draw:fill-color="#f0e6ff" draw:fill-gradient-name="Gradient_20_2" draw:textarea-vertical-align="middle" draw:auto-grow-height="false" loext:decorative="false"/>
    </style:style>
    <style:style style:name="Mpr2" style:family="presentation" style:parent-style-name="master-outline1">
      <style:graphic-properties fo:min-height="12.18cm" loext:decorative="false"/>
      <style:paragraph-properties style:writing-mode="lr-tb"/>
    </style:style>
    <style:style style:name="Mpr3" style:family="presentation" style:parent-style-name="mast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mast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master1_5f_-backgroundobjects">
      <style:graphic-properties draw:stroke="none" draw:fill="solid" draw:fill-color="#000033" draw:opacity="100%" draw:opacity-name="Transparency_20_2" draw:textarea-vertical-align="middle" draw:auto-grow-height="false" fo:min-height="4.572cm" fo:min-width="28cm" draw:shadow-opacity="100%" loext:decorative="false"/>
    </style:style>
    <style:style style:name="Mpr6" style:family="presentation" style:parent-style-name="master1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master1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color="#f0e6ff" draw:fill-gradient-name="Gradient_20_2"/>
      <style:paragraph-properties fo:text-align="center"/>
    </style:style>
    <style:style style:name="MP6" style:family="paragraph">
      <loext:graphic-properties draw:fill="none"/>
      <style:paragraph-properties fo:text-align="center"/>
    </style:style>
    <style:style style:name="MP7" style:family="paragraph">
      <style:paragraph-properties fo:text-align="end"/>
    </style:style>
    <style:style style:name="MP8" style:family="paragraph">
      <loext:graphic-properties draw:fill="none" draw:fill-color="#ffffff"/>
      <style:paragraph-properties fo:text-align="end"/>
    </style:style>
    <style:style style:name="MP9" style:family="paragraph">
      <loext:graphic-properties draw:fill="solid" draw:fill-color="#000033" draw:opacity="100%" draw:opacity-name="Transparency_20_2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8pt" style:font-size-asian="28pt" style:font-size-complex="28pt"/>
    </style:style>
    <style:style style:name="MT3" style:family="text">
      <style:text-properties fo:font-size="24pt" style:font-size-asian="24pt" style:font-size-complex="24pt"/>
    </style:style>
    <style:style style:name="MT4" style:family="text">
      <style:text-properties fo:font-size="20pt" style:font-size-asian="20pt" style:font-size-complex="20pt"/>
    </style:style>
    <style:style style:name="MT5" style:family="text">
      <style:text-properties fo:color="#000033" loext:opacity="100%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cm" text:min-label-width="0.8cm"/>
        <style:text-properties style:use-window-font-color="true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master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1" draw:text-style-name="MP5" draw:layer="backgroundobjects" svg:width="28cm" svg:height="2.8cm" svg:x="0cm" svg:y="0cm">
        <text:p/>
        <draw:enhanced-geometry svg:viewBox="0 0 21600 21600" draw:type="rectangle" draw:enhanced-path="M 0 0 L 21600 0 21600 21600 0 21600 0 0 Z N"/>
      </draw:custom-shape>
      <draw:frame presentation:style-name="master-title" draw:layer="backgroundobjects" svg:width="19.8cm" svg:height="1.56cm" svg:x="1.2cm" svg:y="0.74cm" presentation:class="title" presentation:placeholder="true">
        <draw:text-box/>
      </draw:frame>
      <draw:frame presentation:style-name="Mpr2" draw:layer="backgroundobjects" svg:width="25.6cm" svg:height="14.4cm" svg:x="1.2cm" svg:y="4.8cm" presentation:class="outline">
        <draw:text-box>
          <text:list text:style-name="ML3">
            <text:list-item>
              <text:p><text:span text:style-name="MT2">Click to edit the outline text format</text:span></text:p>
              <text:list>
                <text:list-item>
                  <text:p>Second <text:span text:style-name="MT3">Outline</text:span> Level</text:p>
                  <text:list>
                    <text:list-item>
                      <text:p>Third <text:span text:style-name="MT4">Outline</text:span>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6" draw:layer="backgroundobjects" svg:width="4.57cm" svg:height="1.93cm" svg:x="22.27cm" svg:y="0.37cm">
        <draw:image xlink:href="Pictures/100048B800001B6E00000B78D6AD0773.wmf" xlink:type="simple" xlink:show="embed" xlink:actuate="onLoad" draw:mime-type="image/x-wmf">
          <text:p/>
        </draw:image>
        <draw:image xlink:href="Pictures/10000001000001090000006F2D4EEE34.png" xlink:type="simple" xlink:show="embed" xlink:actuate="onLoad" draw:mime-type="image/png"/>
      </draw:frame>
      <draw:frame draw:style-name="Mgr4" draw:text-style-name="MP8" draw:layer="backgroundobjects" svg:width="2.2cm" svg:height="1.19cm" svg:x="24.6cm" svg:y="19.2cm">
        <draw:text-box>
          <text:p text:style-name="MP7"><text:span text:style-name="MT5"><text:page-number>&lt;number&gt;</text:page-number></text:span></text:p>
        </draw:text-box>
      </draw:frame>
      <presentation:notes style:page-layout-name="PM0">
        <draw:page-thumbnail presentation:style-name="master-title" draw:layer="backgroundobjects" svg:width="14.848cm" svg:height="11.136cm" svg:x="3.075cm" svg:y="2.257cm" presentation:class="page"/>
        <draw:frame presentation:style-name="master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_5f_" style:display-name="master1_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6" draw:layer="backgroundobjects" svg:width="28cm" svg:height="21.64cm" svg:x="0cm" svg:y="0cm">
        <draw:image xlink:href="Pictures/10000000000008A80000067E94903FC7.jpg" xlink:type="simple" xlink:show="embed" xlink:actuate="onLoad" draw:mime-type="image/jpeg">
          <text:p/>
        </draw:image>
      </draw:frame>
      <draw:frame presentation:style-name="master1_5f_-outline1" draw:layer="backgroundobjects" svg:width="25.199cm" svg:height="2.107cm" svg:x="1.4cm" svg:y="15.086cm" presentation:class="outline" presentation:placeholder="true">
        <draw:text-box/>
      </draw:frame>
      <draw:custom-shape presentation:style-name="Mpr5" draw:text-style-name="MP9" draw:layer="backgroundobjects" svg:width="28cm" svg:height="4.572cm" svg:x="0cm" svg:y="0cm">
        <text:p/>
        <draw:enhanced-geometry svg:viewBox="0 0 21600 21600" draw:type="rectangle" draw:enhanced-path="M 0 0 L 21600 0 21600 21600 0 21600 0 0 Z N"/>
      </draw:custom-shape>
      <draw:frame presentation:style-name="master1_5f_-title" draw:layer="backgroundobjects" svg:width="25.24cm" svg:height="1.98cm" svg:x="1.43cm" svg:y="0.76cm" presentation:class="title" presentation:placeholder="true">
        <draw:text-box/>
      </draw:frame>
      <draw:frame draw:style-name="Mgr5" draw:text-style-name="MP6" draw:layer="backgroundobjects" svg:width="6.698cm" svg:height="3.018cm" svg:x="1.43cm" svg:y="5.522cm">
        <draw:image xlink:href="Pictures/10001EB70000819B00003A65E3238843.svg" xlink:type="simple" xlink:show="embed" xlink:actuate="onLoad" draw:mime-type="image/svg+xml">
          <text:p/>
        </draw:image>
        <draw:image xlink:href="Pictures/100000010000041D000001DBC942A7B3.png" xlink:type="simple" xlink:show="embed" xlink:actuate="onLoad" draw:mime-type="image/png"/>
      </draw:frame>
      <presentation:notes style:page-layout-name="PM0">
        <draw:page-thumbnail presentation:style-name="master1_5f_-title" draw:layer="backgroundobjects" svg:width="0.001cm" svg:height="0.001cm" svg:x="0cm" svg:y="2.257cm" presentation:class="page"/>
        <draw:frame presentation:style-name="master1_5f_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5-27T14:26:47.624185392</meta:creation-date>
    <meta:editing-duration>P3DT5H10M</meta:editing-duration>
    <meta:editing-cycles>161</meta:editing-cycles>
    <meta:generator>LibreOffice/24.8.3.2$Linux_X86_64 LibreOffice_project/480$Build-2</meta:generator>
    <dc:date>2025-01-21T19:40:29.988584164</dc:date>
    <meta:document-statistic meta:object-count="69"/>
    <meta:template xlink:type="simple" xlink:actuate="onRequest" xlink:title="master" xlink:href="../master.otp" meta:date="2015-05-28T10:15:53.768134055"/>
  </office:meta>
</office:document-meta>
</file>